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1050000321B215C45B4.svm"/>
  <manifest:file-entry manifest:media-type="" manifest:full-path="Pictures/200000070000063500000F320C10539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1" svg:font-family="'Times New Roman', serif"/>
    <style:font-face style:name="Courier New1" svg:font-family="'Courier New'"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2"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P4" style:family="paragraph" style:parent-style-name="Text_20_body">
      <style:paragraph-properties fo:margin-left="0cm" fo:margin-right="0cm" fo:margin-top="0cm" fo:margin-bottom="0cm" fo:line-height="150%" fo:text-align="justify" style:justify-single-word="false" fo:text-indent="1.249cm" style:auto-text-indent="false"/>
    </style:style>
    <style:style style:name="P5" style:family="paragraph" style:parent-style-name="Text_20_body">
      <style:paragraph-properties fo:margin-left="0cm" fo:margin-right="0cm" fo:margin-top="0cm" fo:margin-bottom="0cm" fo:line-height="150%" fo:text-align="justify" style:justify-single-word="false" fo:text-indent="1.249cm" style:auto-text-indent="false"/>
      <style:text-properties style:font-name="Times New Roman" fo:font-size="14pt" style:font-size-asian="14pt" style:font-size-complex="14pt"/>
    </style:style>
    <style:style style:name="P6" style:family="paragraph" style:parent-style-name="Text_20_body">
      <style:paragraph-properties fo:margin-left="0cm" fo:margin-right="0cm" fo:margin-top="0cm" fo:margin-bottom="0cm" fo:line-height="150%" fo:text-align="justify" style:justify-single-word="false" fo:text-indent="1.249cm" style:auto-text-indent="false"/>
      <style:text-properties style:font-name="Times New Roman" fo:font-size="14pt"/>
    </style:style>
    <style:style style:name="P7" style:family="paragraph" style:parent-style-name="Standard">
      <style:paragraph-properties fo:line-height="150%"/>
      <style:text-properties fo:color="#000000" style:font-name="Times New Roman" fo:font-size="14pt" style:font-size-asian="14pt" style:font-name-complex="Times New Roman2" style:font-size-complex="14pt"/>
    </style:style>
    <style:style style:name="P8" style:family="paragraph" style:parent-style-name="Standard">
      <style:paragraph-properties fo:line-height="150%" fo:text-align="justify" style:justify-single-word="false"/>
      <style:text-properties fo:color="#000000" style:font-name="Times New Roman" fo:font-size="14pt" style:font-size-asian="14pt" style:font-name-complex="Times New Roman2" style:font-size-complex="14pt"/>
    </style:style>
    <style:style style:name="P9" style:family="paragraph" style:parent-style-name="Standard">
      <style:paragraph-properties fo:line-height="150%" fo:text-align="end" style:justify-single-word="false"/>
      <style:text-properties fo:color="#000000" style:font-name="Times New Roman" fo:font-size="14pt" style:font-size-asian="14pt" style:font-name-complex="Times New Roman2" style:font-size-complex="14pt"/>
    </style:style>
    <style:style style:name="P10" style:family="paragraph" style:parent-style-name="Standard">
      <style:paragraph-properties fo:line-height="150%" fo:text-align="center" style:justify-single-word="false"/>
      <style:text-properties fo:color="#000000" style:font-name="Times New Roman" fo:font-size="14pt" fo:font-weight="bold" style:font-size-asian="14pt" style:font-weight-asian="bold" style:font-name-complex="Times New Roman2" style:font-size-complex="14pt"/>
    </style:style>
    <style:style style:name="P11"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2" style:font-size-complex="14pt"/>
    </style:style>
    <style:style style:name="P12" style:family="paragraph" style:parent-style-name="Standard">
      <style:paragraph-properties style:text-autospace="none"/>
      <style:text-properties fo:color="#000000" style:font-name="Courier New1" fo:font-size="9pt" style:font-name-asian="Consolas1" style:font-size-asian="9pt" style:font-name-complex="Consolas1" style:font-size-complex="9pt"/>
    </style:style>
    <style:style style:name="P13" style:family="paragraph" style:parent-style-name="Standard">
      <style:paragraph-properties style:text-autospace="none"/>
      <style:text-properties fo:color="#000000" style:font-name="Courier New1" fo:font-size="9pt" fo:language="en" fo:country="US" style:font-name-asian="Consolas1" style:font-size-asian="9pt" style:font-name-complex="Consolas1" style:font-size-complex="9pt"/>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style:text-autospace="none"/>
      <style:text-properties style:font-name="Courier New1" fo:font-size="9pt" style:font-size-asian="9pt" style:font-size-complex="9pt"/>
    </style:style>
    <style:style style:name="P16" style:family="paragraph" style:parent-style-name="Standard">
      <style:paragraph-properties fo:line-height="150%"/>
      <style:text-properties style:font-name="Courier New1" fo:font-size="9pt" style:font-size-asian="9pt" style:font-size-complex="9pt"/>
    </style:style>
    <style:style style:name="P17"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8"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fo:font-weight="bold" style:font-size-asian="14pt" style:font-weight-asian="bold" style:font-size-complex="14pt"/>
    </style:style>
    <style:style style:name="P19"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20"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21"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22"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23"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24"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25" style:family="paragraph" style:parent-style-name="List_20_Paragraph">
      <style:paragraph-properties fo:margin-left="1.251cm" fo:margin-right="0cm" fo:line-height="150%" fo:text-align="justify" style:justify-single-word="false" fo:text-indent="1.247cm" style:auto-text-indent="false"/>
    </style:style>
    <style:style style:name="P26" style:family="paragraph" style:parent-style-name="Text_20_body">
      <style:paragraph-properties fo:text-align="center" style:justify-single-word="false"/>
    </style:style>
    <style:style style:name="P27"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28" style:family="paragraph" style:parent-style-name="Text_20_body">
      <style:paragraph-properties fo:margin-left="0cm" fo:margin-right="0cm" fo:margin-top="0cm" fo:margin-bottom="0cm" fo:line-height="150%" fo:text-align="justify" style:justify-single-word="false" fo:text-indent="1.249cm" style:auto-text-indent="false"/>
      <style:text-properties style:font-name="Times New Roman1" fo:font-size="14pt" fo:font-style="normal" style:text-underline-style="none" style:font-size-asian="14pt" style:font-style-asian="normal" style:font-size-complex="14pt" style:font-style-complex="normal" style:font-weight-complex="bold"/>
    </style:style>
    <style:style style:name="P29" style:family="paragraph" style:parent-style-name="Text_20_body">
      <style:paragraph-properties fo:margin-left="0cm" fo:margin-right="0cm" fo:margin-top="0cm" fo:margin-bottom="0cm" fo:line-height="150%" fo:text-align="justify" style:justify-single-word="false" fo:text-indent="1.249cm" style:auto-text-indent="false"/>
      <style:text-properties style:font-name="Times New Roman" fo:font-size="14pt" fo:language="ru" fo:country="RU" style:font-size-asian="14pt" style:font-size-complex="14pt"/>
    </style:style>
    <style:style style:name="P30" style:family="paragraph" style:parent-style-name="Text_20_body">
      <style:paragraph-properties fo:margin-left="0cm" fo:margin-right="0cm" fo:margin-top="0cm" fo:margin-bottom="0cm" fo:line-height="150%" fo:text-align="justify" style:justify-single-word="false" fo:text-indent="1.249cm" style:auto-text-indent="false"/>
      <style:text-properties fo:color="#000000" style:font-name="Times New Roman" fo:font-size="14pt" fo:language="en" fo:country="US" fo:font-style="normal" style:text-underline-style="none" style:font-size-asian="14pt" style:font-style-asian="normal" style:font-name-complex="Times New Roman2" style:font-size-complex="14pt" style:font-style-complex="normal" style:font-weight-complex="bold"/>
    </style:style>
    <style:style style:name="P31" style:family="paragraph" style:parent-style-name="Text_20_body">
      <style:paragraph-properties fo:margin-left="0cm" fo:margin-right="0cm" fo:margin-top="0cm" fo:margin-bottom="0cm" fo:line-height="150%" fo:text-indent="1.249cm" style:auto-text-indent="false"/>
      <style:text-properties fo:color="#000000" style:font-name="Times New Roman" fo:font-size="14pt" fo:font-style="normal" style:text-underline-style="none" style:font-size-asian="14pt" style:font-style-asian="normal" style:font-name-complex="Times New Roman2" style:font-size-complex="14pt" style:font-style-complex="normal" style:font-weight-complex="bold"/>
    </style:style>
    <style:style style:name="P32"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33"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34"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font-size="14pt" style:font-size-asian="14pt" style:font-size-complex="14pt" style:font-weight-complex="bold"/>
    </style:style>
    <style:style style:name="P35"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36" style:family="paragraph" style:parent-style-name="Standard">
      <style:paragraph-properties fo:line-height="150%" fo:text-align="center" style:justify-single-word="false"/>
      <style:text-properties fo:color="#000000" style:font-name="Times New Roman" fo:font-size="14pt" fo:font-weight="bold" style:font-size-asian="14pt" style:font-weight-asian="bold" style:font-name-complex="Times New Roman2" style:font-size-complex="14pt"/>
    </style:style>
    <style:style style:name="T1" style:family="text">
      <style:text-properties fo:color="#000000"/>
    </style:style>
    <style:style style:name="T2" style:family="text">
      <style:text-properties fo:color="#000000" style:font-name="Times New Roman" fo:font-size="14pt" style:font-size-asian="14pt" style:font-name-complex="Times New Roman2" style:font-size-complex="14pt"/>
    </style:style>
    <style:style style:name="T3" style:family="text">
      <style:text-properties fo:color="#000000" style:font-name="Times New Roman" fo:font-size="14pt" fo:font-style="italic" style:font-size-asian="14pt" style:font-style-asian="italic" style:font-name-complex="Times New Roman2" style:font-size-complex="14pt"/>
    </style:style>
    <style:style style:name="T4"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T5"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2" style:font-size-complex="14pt"/>
    </style:style>
    <style:style style:name="T6" style:family="text">
      <style:text-properties fo:color="#000000" style:font-name="Times New Roman" fo:font-size="14pt" fo:language="ru" fo:country="RU" style:font-size-asian="14pt" style:font-name-complex="Times New Roman2" style:font-size-complex="14pt"/>
    </style:style>
    <style:style style:name="T7" style:family="text">
      <style:text-properties fo:color="#000000" style:font-name="Times New Roman" fo:font-size="14pt" fo:font-style="normal" style:font-size-asian="14pt" style:font-style-asian="normal" style:font-name-complex="Times New Roman2" style:font-size-complex="14pt" style:font-style-complex="normal"/>
    </style:style>
    <style:style style:name="T8" style:family="text">
      <style:text-properties fo:color="#000000" fo:language="en" fo:country="US" style:font-name-asian="Consolas1" style:font-name-complex="Consolas1"/>
    </style:style>
    <style:style style:name="T9" style:family="text">
      <style:text-properties fo:color="#000000" style:font-name-asian="Consolas1" style:font-name-complex="Consolas1"/>
    </style:style>
    <style:style style:name="T10" style:family="text">
      <style:text-properties fo:language="en" fo:country="US"/>
    </style:style>
    <style:style style:name="T11" style:family="text">
      <style:text-properties fo:color="#0000ff" style:font-name-asian="Consolas1" style:font-name-complex="Consolas1"/>
    </style:style>
    <style:style style:name="T12" style:family="text">
      <style:text-properties fo:color="#2b91af" style:font-name-asian="Consolas1" style:font-name-complex="Consolas1"/>
    </style:style>
    <style:style style:name="T13" style:family="text">
      <style:text-properties fo:color="#a31515" style:font-name-asian="Consolas1" style:font-name-complex="Consolas1"/>
    </style:style>
    <style:style style:name="T14" style:family="text">
      <style:text-properties fo:color="#a31515" style:font-name="Consolas1"/>
    </style:style>
    <style:style style:name="T15" style:family="text">
      <style:text-properties style:font-name="Times New Roman1"/>
    </style:style>
    <style:style style:name="T16" style:family="text">
      <style:text-properties style:font-name="Times New Roman1" style:font-size-asian="14pt" style:font-size-complex="14pt"/>
    </style:style>
    <style:style style:name="T17" style:family="text">
      <style:text-properties fo:language="ru" fo:country="RU" style:font-size-asian="14pt" style:font-size-complex="14pt"/>
    </style:style>
    <style:style style:name="T18" style:family="text">
      <style:text-properties style:font-size-asian="14pt" style:font-size-complex="14pt"/>
    </style:style>
    <style:style style:name="T19" style:family="text">
      <style:text-properties fo:color="#008000" style:font-name-asian="Consolas1" style:font-name-complex="Consolas1"/>
    </style:style>
    <style:style style:name="T20" style:family="text">
      <style:text-properties style:font-name="Consolas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МИНОБРНАУКИ РОССИИ </text:p>
      <text:p text:style-name="P17">Федеральное государственное бюджетное образовательное учреждение </text:p>
      <text:p text:style-name="P17">высшего образования «Тульский государственный университет» </text:p>
      <text:p text:style-name="P17">Кафедра вычислительной техники </text:p>
      <text:p text:style-name="P17"/>
      <text:p text:style-name="P17">Отчет по лабораторной работе №3</text:p>
      <text:p text:style-name="P32">Структуры данных типа дерево</text:p>
      <text:p text:style-name="P34"><text:span text:style-name="T1">Вариант 6</text:span></text:p>
      <text:p text:style-name="P22">Выполнил студент группы 220682</text:p>
      <text:p text:style-name="P22">Гришанов Александр Александрович</text:p>
      <text:p text:style-name="P22"/>
      <text:p text:style-name="P22">Проверил:</text:p>
      <text:p text:style-name="P20">Доц. Афанасьева Светлана Михайловна</text:p>
      <text:p text:style-name="P22"/>
      <text:p text:style-name="P21"/>
      <text:p text:style-name="P21"/>
      <text:p text:style-name="P21"/>
      <text:p text:style-name="P21"><text:s text:c="2"/></text:p>
      <text:p text:style-name="P17"/>
      <text:p text:style-name="P17"/>
      <text:p text:style-name="P17"/>
      <text:p text:style-name="P17"/>
      <text:p text:style-name="P17"/>
      <text:p text:style-name="P17"/>
      <text:p text:style-name="P17">Тула 2019</text:p>
      <text:p text:style-name="P18"><text:soft-page-break/></text:p>
      <text:p text:style-name="P18">1. Цель работы</text:p>
      <text:p text:style-name="P24"><text:span text:style-name="T1">Ознакомится с представлением данных в виде деревьев. Изучить основные алгоритмы обхода деревьев.</text:span><text:span text:style-name="T1"> </text:span></text:p>
      <text:p text:style-name="P19"/>
      <text:p text:style-name="P19">2. Теоретическая справка</text:p>
      <text:p text:style-name="P28">Корневым деревом называется множество элементов, в котором выделен один элемент, называемый корнем дерева, а все остальные элементы разбиты на несколько не пересекающихся подмножеств, называемых поддеревьями исходного дерева, каждое из которых, в свою очередь, есть дерево.</text:p>
      <text:p text:style-name="P4"><draw:frame draw:style-name="fr1" draw:name="Графический объект5" text:anchor-type="as-char" svg:width="10.901cm" svg:height="5.636cm" draw:z-index="0"><draw:image xlink:href="Pictures/20000007000061050000321B215C45B4.svm" xlink:type="simple" xlink:show="embed" xlink:actuate="onLoad"/></draw:frame></text:p>
      <text:p text:style-name="P26"><text:bookmark text:name="_Ref188046756"/>Рис. 1 <text:span text:style-name="T10">-</text:span> Структура дерева</text:p>
      <text:p text:style-name="P29">Способы задания деревьев:</text:p>
      <text:p text:style-name="P5">При первом способе каждый узел (кроме корня) содержит указатель на породивший его узел, т. е. на элемент, находящийся на более высоком уровне иерархии. Для корня дерева соответствующий указатель будет пустым. При таком способе представления, имея информацию о местоположении некоторого узла, можно, прослеживая указатели, подниматься на более высокие уровни иерархии. </text:p>
      <text:p text:style-name="P27"><text:s text:c="12"/>struct node {int key;node *parent;}</text:p>
      <text:p text:style-name="P27">К сожалению, этот способ представления непригоден, если требуется не только «подниматься вверх» по дереву, но и «спускаться вниз», и нет возможности независимо получать информацию о местоположении узлов дерева.</text:p>
      <text:p text:style-name="P27"><text:soft-page-break/><text:tab/>Второй способ представления применяют, если каждый узел дерева имеет не более двух (в более общем случае ― не более А) поддеревьев. Тогда можно включить в представление узла указатели на корни поддеревьев. В этом случае дерево называют двоичным (бинарным), а два поддерева каждого узла называют соответственно левым и правым поддеревьями этого узла. </text:p>
      <text:p text:style-name="P27">Разумеется, узел может иметь только одно ― левое или правое ― поддерево (эти две ситуации в бинарных деревьях обычно считаются различными) или может вообще не иметь поддеревьев (и в этом случае узел называется концевым узлом или листом дерева). </text:p>
      <text:p text:style-name="P27">При этом способе представления достаточно иметь ссылку на корень дерева, чтобы получить доступ к любому узлу дерева, спускаясь по указателям, однако память при таком способе представления используется не столь эффективно.</text:p>
      <text:p text:style-name="P27"><text:s text:c="12"/><text:span text:style-name="T10">struct</text:span> node {int key;node *parent;node *left;node *right;}</text:p>
      <text:p text:style-name="P27">Каждый узел, содержит дополнительно две ссылки на корни левого и правого поддерева (left и right соответственно).</text:p>
      <text:p text:style-name="P27">Если бинарное дерево имеет N узлов, то при таком способе представления всегда остаются пустыми более половины указателей. Тем не менее, такое представление является настолько удобным, что потерями памяти обычно пренебрегают.</text:p>
      <text:p text:style-name="P27"><text:tab/>Третий способ представления состоит в том, что в каждом элементе содержатся два указателя, причем один из них служит для представления списка поддеревьев, а второй для связывания элементов в этот список. Формально описание структуры для этого представления может быть тем же самым, что и для случая бинарного дерева, но смысл содержащихся в этом описании указателей меняется. </text:p>
      <text:p text:style-name="P27">При третьем способе представления деревьев часто используется генеалогическая терминология: узлы, содержащиеся в поддеревьях каждого узла, называются его потомками, а корни этих поддеревьев, расположенные на <text:soft-page-break/>одном уровнеиерархии, называют братьями. Эту терминологию можно отразить в описании структуры, и тогда поля left и right будут называться son и brother соответственно.</text:p>
      <text:p text:style-name="P27"><text:s text:c="12"/>struct node {int key;node *parent;node *son;node *brother;}</text:p>
      <text:p text:style-name="P6"><text:span text:style-name="T17">Д</text:span><text:span text:style-name="T18">ва термина, часто использующихся для определения порядка обхода узлов, ― «обход в глубину» (depth first) и «обход в ширину» (breadth first). </text:span><text:span text:style-name="T16">Обход является обходом «в ширину», если узлы, расположенные ближе к корню дерева, обходятся раньше, чем узлы, отстоящие дальше от корня. При этом расстояние от узла до корня измеряется количеством ребер на кратчайшем пути из этого узла до корня. <text:s/></text:span></text:p>
      <text:p text:style-name="P5"><text:span text:style-name="T15">Обход является обходом «в глубину», если в любом поддереве исходного дерева узлы обходятся «подряд», т. е. если обход некоторого поддерева начат, то он продолжается до тех пор, пока все поддерево не будет обойдено.</text:span><text:span text:style-name="T15"> </text:span></text:p>
      <text:p text:style-name="P30"/>
      <text:p text:style-name="P31"/>
      <text:p text:style-name="P2">3. Задания</text:p>
      <text:p text:style-name="P3">3.1 Задания:</text:p>
      <text:p text:style-name="P25"><text:span text:style-name="T3">Задание 1:</text:span><text:span text:style-name="T7"> Создайте процедуру обхода дерева с использованием изменения внутренней структуры дерева для определения пути обхода </text:span><text:span text:style-name="T7">.</text:span><text:span text:style-name="T3"> </text:span></text:p>
      <text:p text:style-name="P1"><text:span text:style-name="T4">3.</text:span><text:span text:style-name="T5">2</text:span><text:span text:style-name="T4"> Алгоритмы:</text:span></text:p>
      <text:p text:style-name="P1"><text:span text:style-name="T2"><text:tab/></text:span><text:span text:style-name="T6">Обход реализован внутри функции удаления, в которой идёт перестройка структуры дерева, с поиском минимального элемента в правой ветке удаляемого и заменой на него.</text:span></text:p>
      <text:p text:style-name="P14"><text:span text:style-name="T2"><text:tab/></text:span><text:span text:style-name="T4">3.3 Тестирование:</text:span></text:p>
      <text:p text:style-name="P14"><text:span text:style-name="T2"><text:tab/><text:tab/></text:span><text:span text:style-name="T3">3.3.1 Тестирование программы для задачи 1</text:span></text:p>
      <text:p text:style-name="P23">Работает исправно, если не введены буквы вместо цифр.</text:p>
      <text:p text:style-name="P8"><text:tab/></text:p>
      <text:p text:style-name="P10"><text:soft-page-break/></text:p>
      <text:p text:style-name="P10">Список литературы</text:p>
      <text:p text:style-name="P14"><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8">2. Методические указания к лабораторным работам(Электронное пособие).</text:p>
      <text:p text:style-name="P8"/>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text:soft-page-break/></text:p>
      <text:p text:style-name="P11">Приложения</text:p>
      <text:p text:style-name="P9">Приложение 1.1 </text:p>
      <text:p text:style-name="P7">Исходный код задания 1</text:p>
      <text:p text:style-name="P16"><text:span text:style-name="T11">using</text:span><text:span text:style-name="T9"> System;</text:span><text:span text:style-name="T11">using</text:span><text:span text:style-name="T9"> System.Collections.Generic;</text:span><text:span text:style-name="T11">using</text:span><text:span text:style-name="T9"> System.Linq;</text:span><text:span text:style-name="T11">using</text:span><text:span text:style-name="T9"> System.Text;</text:span></text:p>
      <text:p text:style-name="P16"><text:span text:style-name="T11">using</text:span><text:span text:style-name="T9"> System.Threading.Tasks;</text:span></text:p>
      <text:p text:style-name="P15"><text:span text:style-name="T11">namespace</text:span><text:span text:style-name="T9"> l3</text:span></text:p>
      <text:p text:style-name="P15"><text:span text:style-name="T9">{ <text:s text:c="3"/></text:span><text:span text:style-name="T11">class</text:span><text:span text:style-name="T9"> </text:span><text:span text:style-name="T12">Node</text:span><text:span text:style-name="T9"> <text:s text:c="3"/>{</text:span></text:p>
      <text:p text:style-name="P15"><text:span text:style-name="T9"><text:s text:c="8"/></text:span><text:span text:style-name="T11">public</text:span><text:span text:style-name="T9"> Node rigth = </text:span><text:span text:style-name="T11">null</text:span><text:span text:style-name="T9">;</text:span></text:p>
      <text:p text:style-name="P15"><text:span text:style-name="T9"><text:s text:c="8"/></text:span><text:span text:style-name="T11">public</text:span><text:span text:style-name="T9"> Node left = </text:span><text:span text:style-name="T11">null</text:span><text:span text:style-name="T9">;</text:span></text:p>
      <text:p text:style-name="P15"><text:span text:style-name="T9"><text:s text:c="8"/></text:span><text:span text:style-name="T11">public</text:span><text:span text:style-name="T9"> Node parent = </text:span><text:span text:style-name="T11">null</text:span><text:span text:style-name="T9">;</text:span></text:p>
      <text:p text:style-name="P15"><text:span text:style-name="T9"><text:s text:c="8"/></text:span><text:span text:style-name="T11">public</text:span><text:span text:style-name="T9"> </text:span><text:span text:style-name="T11">int</text:span><text:span text:style-name="T9"> val;</text:span></text:p>
      <text:p text:style-name="P15"><text:span text:style-name="T9"><text:s text:c="8"/></text:span><text:span text:style-name="T11">public</text:span><text:span text:style-name="T9"> </text:span><text:span text:style-name="T12">Node</text:span><text:span text:style-name="T9">(</text:span><text:span text:style-name="T11">int</text:span><text:span text:style-name="T9"> val_) <text:s text:c="7"/>{</text:span></text:p>
      <text:p text:style-name="P12"><text:s text:c="12"/>val = val_; <text:s text:c="7"/>}</text:p>
      <text:p text:style-name="P15"><text:span text:style-name="T9"><text:s text:c="8"/></text:span><text:span text:style-name="T11">public</text:span><text:span text:style-name="T9"> </text:span><text:span text:style-name="T11">int</text:span><text:span text:style-name="T9"> CompareTo(</text:span><text:span text:style-name="T11">int</text:span><text:span text:style-name="T9"> val_) <text:s text:c="7"/>{</text:span></text:p>
      <text:p text:style-name="P15"><text:span text:style-name="T9"><text:s text:c="12"/></text:span><text:span text:style-name="T11">if</text:span><text:span text:style-name="T9"> (val &gt; val_) <text:s text:c="11"/>{</text:span></text:p>
      <text:p text:style-name="P15"><text:span text:style-name="T9"><text:s text:c="16"/></text:span><text:span text:style-name="T11">return</text:span><text:span text:style-name="T9"> -1; <text:s text:c="11"/>}</text:span></text:p>
      <text:p text:style-name="P15"><text:span text:style-name="T9"><text:s text:c="12"/></text:span><text:span text:style-name="T11">else</text:span><text:span text:style-name="T9"> </text:span><text:span text:style-name="T11">if</text:span><text:span text:style-name="T9"> (val == val_) <text:s text:c="11"/>{</text:span></text:p>
      <text:p text:style-name="P15"><text:span text:style-name="T9"><text:s text:c="16"/></text:span><text:span text:style-name="T11">return</text:span><text:span text:style-name="T9"> 0; <text:s text:c="11"/>}</text:span></text:p>
      <text:p text:style-name="P15"><text:span text:style-name="T9"><text:s text:c="12"/></text:span><text:span text:style-name="T11">else</text:span><text:span text:style-name="T9"> </text:span><text:span text:style-name="T11">return</text:span><text:span text:style-name="T9"> 1; <text:s text:c="7"/>} <text:s text:c="3"/>}</text:span></text:p>
      <text:p text:style-name="P15"><text:span text:style-name="T9"><text:s text:c="4"/></text:span><text:span text:style-name="T11">class</text:span><text:span text:style-name="T9"> </text:span><text:span text:style-name="T12">Tree</text:span><text:span text:style-name="T9"> <text:s text:c="3"/>{</text:span></text:p>
      <text:p text:style-name="P15"><text:span text:style-name="T9"><text:s text:c="8"/></text:span><text:span text:style-name="T11">public</text:span><text:span text:style-name="T9"> Node root = </text:span><text:span text:style-name="T11">null</text:span><text:span text:style-name="T9">; <text:s text:c="3"/></text:span></text:p>
      <text:p text:style-name="P15"><text:span text:style-name="T9"><text:s text:c="8"/></text:span><text:span text:style-name="T11">public</text:span><text:span text:style-name="T9"> </text:span><text:span text:style-name="T11">void</text:span><text:span text:style-name="T9"> DelMy(</text:span><text:span text:style-name="T11">int</text:span><text:span text:style-name="T9"> val_) <text:s text:c="7"/>{</text:span></text:p>
      <text:p text:style-name="P15"><text:span text:style-name="T9"><text:s text:c="12"/></text:span><text:span text:style-name="T11">if</text:span><text:span text:style-name="T9"> (root == </text:span><text:span text:style-name="T11">null</text:span><text:span text:style-name="T9">) <text:s text:c="11"/>{</text:span></text:p>
      <text:p text:style-name="P15"><text:span text:style-name="T9"><text:s text:c="16"/>Console.WriteLine(</text:span><text:span text:style-name="T13">"root null"</text:span><text:span text:style-name="T9">); <text:s text:c="11"/>}</text:span></text:p>
      <text:p text:style-name="P15"><text:span text:style-name="T9"><text:s text:c="12"/></text:span><text:span text:style-name="T11">else</text:span><text:span text:style-name="T9"> DelMyTo(root,val_); <text:s text:c="7"/>}</text:span></text:p>
      <text:p text:style-name="P15"><text:span text:style-name="T9"><text:s text:c="8"/></text:span><text:span text:style-name="T11">private</text:span><text:span text:style-name="T9"> </text:span><text:span text:style-name="T11">void</text:span><text:span text:style-name="T9"> DelMyTo(Node obj, </text:span><text:span text:style-name="T11">int</text:span><text:span text:style-name="T9"> val_) <text:s text:c="7"/>{</text:span></text:p>
      <text:p text:style-name="P15"><text:span text:style-name="T9"><text:s text:c="12"/></text:span><text:span text:style-name="T11">if</text:span><text:span text:style-name="T9"> (obj.CompareTo(val_) == 0){</text:span><text:span text:style-name="T19">//1-3)</text:span></text:p>
      <text:p text:style-name="P15"><text:span text:style-name="T9"><text:s text:c="16"/>GoMi(</text:span><text:span text:style-name="T11">ref</text:span><text:span text:style-name="T9"> obj);</text:span><text:span text:style-name="T19">//4</text:span></text:p>
      <text:p text:style-name="P15"><text:span text:style-name="T9"><text:s text:c="16"/></text:span><text:span text:style-name="T11">if</text:span><text:span text:style-name="T9"> (obj.left != </text:span><text:span text:style-name="T11">null</text:span><text:span text:style-name="T9"> &amp; obj.rigth != </text:span><text:span text:style-name="T11">null</text:span><text:span text:style-name="T9">) <text:s text:c="15"/>{</text:span></text:p>
      <text:p text:style-name="P12"><text:s text:c="20"/>obj.val = FindMin(obj.rigth).val;</text:p>
      <text:p text:style-name="P15"><text:span text:style-name="T9"><text:s text:c="20"/>GoMi(FindMin(obj.rigth));</text:span><text:span text:style-name="T19">//1.1</text:span></text:p>
      <text:p text:style-name="P15"><text:span text:style-name="T9"><text:s text:c="20"/></text:span><text:span text:style-name="T11">if</text:span><text:span text:style-name="T9"> (obj.left == </text:span><text:span text:style-name="T11">null</text:span><text:span text:style-name="T9"> &amp; obj.rigth == </text:span><text:span text:style-name="T11">null</text:span><text:span text:style-name="T9">) <text:s text:c="19"/>{</text:span></text:p>
      <text:p text:style-name="P15"><text:span text:style-name="T9"><text:s text:c="24"/>One(</text:span><text:span text:style-name="T11">ref</text:span><text:span text:style-name="T9"> obj);}</text:span><text:span text:style-name="T19">//2.1</text:span></text:p>
      <text:p text:style-name="P15"><text:span text:style-name="T9"><text:s text:c="20"/></text:span><text:span text:style-name="T11">else</text:span><text:span text:style-name="T9"> </text:span><text:span text:style-name="T11">if</text:span><text:span text:style-name="T9"> (obj.left != </text:span><text:span text:style-name="T11">null</text:span><text:span text:style-name="T9"> &amp; obj.rigth == </text:span><text:span text:style-name="T11">null</text:span><text:span text:style-name="T9">) <text:s text:c="19"/>{</text:span></text:p>
      <text:p text:style-name="P15"><text:soft-page-break/><text:span text:style-name="T9"><text:s text:c="24"/>Two(</text:span><text:span text:style-name="T11">ref</text:span><text:span text:style-name="T9"> obj);}}}</text:span></text:p>
      <text:p text:style-name="P15"><text:span text:style-name="T9"><text:s text:c="12"/></text:span><text:span text:style-name="T11">else</text:span><text:span text:style-name="T9"> <text:s text:c="11"/>{</text:span></text:p>
      <text:p text:style-name="P15"><text:span text:style-name="T9"><text:s text:c="16"/></text:span><text:span text:style-name="T11">if</text:span><text:span text:style-name="T9"> (obj.left != </text:span><text:span text:style-name="T11">null</text:span><text:span text:style-name="T9">) <text:s text:c="15"/>{</text:span></text:p>
      <text:p text:style-name="P12"><text:s text:c="20"/>DelMyTo(obj.left, val_); <text:s text:c="15"/>}</text:p>
      <text:p text:style-name="P15"><text:span text:style-name="T9"><text:s text:c="16"/></text:span><text:span text:style-name="T11">if</text:span><text:span text:style-name="T9"> (obj.rigth != </text:span><text:span text:style-name="T11">null</text:span><text:span text:style-name="T9">) <text:s text:c="15"/>{</text:span></text:p>
      <text:p text:style-name="P12"><text:s text:c="20"/>DelMyTo(obj.rigth, val_); <text:s text:c="15"/>}</text:p>
      <text:p text:style-name="P15"><text:span text:style-name="T9"><text:s text:c="16"/></text:span><text:span text:style-name="T11">else</text:span><text:span text:style-name="T9"> <text:s text:c="15"/>{</text:span></text:p>
      <text:p text:style-name="P15"><text:span text:style-name="T9"><text:s text:c="20"/></text:span><text:span text:style-name="T11">return</text:span><text:span text:style-name="T9">;</text:span><text:span text:style-name="T8">}</text:span><text:span text:style-name="T9">}}</text:span><text:span text:style-name="T19">//Для обхода удаления</text:span></text:p>
      <text:p text:style-name="P15"><text:span text:style-name="T9"><text:s text:c="8"/></text:span><text:span text:style-name="T11">private</text:span><text:span text:style-name="T9"> </text:span><text:span text:style-name="T11">void</text:span><text:span text:style-name="T9"> GoMi(Node obj) <text:s text:c="7"/>{</text:span></text:p>
      <text:p text:style-name="P15"><text:span text:style-name="T9"><text:s text:c="12"/></text:span><text:span text:style-name="T11">if</text:span><text:span text:style-name="T9"> (obj.left == </text:span><text:span text:style-name="T11">null</text:span><text:span text:style-name="T9"> &amp; obj.rigth == </text:span><text:span text:style-name="T11">null</text:span><text:span text:style-name="T9">) <text:s text:c="11"/>{</text:span></text:p>
      <text:p text:style-name="P15"><text:span text:style-name="T9"><text:s text:c="16"/>One(</text:span><text:span text:style-name="T11">ref</text:span><text:span text:style-name="T9"> obj);}</text:span><text:span text:style-name="T19">//2</text:span></text:p>
      <text:p text:style-name="P15"><text:span text:style-name="T9"><text:s text:c="12"/></text:span><text:span text:style-name="T11">else</text:span><text:span text:style-name="T9"> </text:span><text:span text:style-name="T11">if</text:span><text:span text:style-name="T9"> (obj.left != </text:span><text:span text:style-name="T11">null</text:span><text:span text:style-name="T9"> &amp; obj.rigth == </text:span><text:span text:style-name="T11">null</text:span><text:span text:style-name="T9">) <text:s text:c="11"/>{</text:span></text:p>
      <text:p text:style-name="P15"><text:span text:style-name="T9"><text:s text:c="16"/>Two(</text:span><text:span text:style-name="T11">ref</text:span><text:span text:style-name="T9"> obj);}</text:span><text:span text:style-name="T19">//3</text:span></text:p>
      <text:p text:style-name="P15"><text:span text:style-name="T9"><text:s text:c="12"/></text:span><text:span text:style-name="T11">else</text:span><text:span text:style-name="T9"> </text:span><text:span text:style-name="T11">if</text:span><text:span text:style-name="T9"> (obj.left == </text:span><text:span text:style-name="T11">null</text:span><text:span text:style-name="T9"> &amp; obj.rigth != </text:span><text:span text:style-name="T11">null</text:span><text:span text:style-name="T9">) <text:s text:c="11"/>{</text:span></text:p>
      <text:p text:style-name="P12"><text:s text:c="16"/>obj.parent.rigth = obj.rigth;}}</text:p>
      <text:p text:style-name="P15"><text:span text:style-name="T9"><text:s text:c="8"/></text:span><text:span text:style-name="T11">private</text:span><text:span text:style-name="T9"> </text:span><text:span text:style-name="T11">void</text:span><text:span text:style-name="T9"> GoMi(</text:span><text:span text:style-name="T11">ref</text:span><text:span text:style-name="T9"> Node obj) <text:s text:c="7"/>{</text:span></text:p>
      <text:p text:style-name="P15"><text:span text:style-name="T9"><text:s text:c="12"/></text:span><text:span text:style-name="T11">if</text:span><text:span text:style-name="T9"> (obj.left == </text:span><text:span text:style-name="T11">null</text:span><text:span text:style-name="T9"> &amp; obj.rigth == </text:span><text:span text:style-name="T11">null</text:span><text:span text:style-name="T9">) <text:s text:c="11"/>{</text:span></text:p>
      <text:p text:style-name="P15"><text:span text:style-name="T9"><text:s text:c="16"/>One(</text:span><text:span text:style-name="T11">ref</text:span><text:span text:style-name="T9"> obj);}</text:span><text:span text:style-name="T19">//2</text:span></text:p>
      <text:p text:style-name="P15"><text:span text:style-name="T9"><text:s text:c="12"/></text:span><text:span text:style-name="T11">else</text:span><text:span text:style-name="T9"> </text:span><text:span text:style-name="T11">if</text:span><text:span text:style-name="T9"> (obj.left != </text:span><text:span text:style-name="T11">null</text:span><text:span text:style-name="T9"> &amp; obj.rigth == </text:span><text:span text:style-name="T11">null</text:span><text:span text:style-name="T9">) <text:s text:c="11"/>{</text:span></text:p>
      <text:p text:style-name="P15"><text:span text:style-name="T9"><text:s text:c="16"/>Two(</text:span><text:span text:style-name="T11">ref</text:span><text:span text:style-name="T9"> obj);}</text:span><text:span text:style-name="T19">//3</text:span></text:p>
      <text:p text:style-name="P15"><text:span text:style-name="T9"><text:s text:c="12"/></text:span><text:span text:style-name="T11">else</text:span><text:span text:style-name="T9"> </text:span><text:span text:style-name="T11">if</text:span><text:span text:style-name="T9"> (obj.left == </text:span><text:span text:style-name="T11">null</text:span><text:span text:style-name="T9"> &amp; obj.rigth != </text:span><text:span text:style-name="T11">null</text:span><text:span text:style-name="T9">) <text:s text:c="11"/>{</text:span></text:p>
      <text:p text:style-name="P12"><text:s text:c="16"/>obj.parent.rigth = obj.rigth;}} <text:s text:c="6"/></text:p>
      <text:p text:style-name="P15"><text:span text:style-name="T9"><text:s text:c="8"/></text:span><text:span text:style-name="T11">private</text:span><text:span text:style-name="T9"> </text:span><text:span text:style-name="T11">void</text:span><text:span text:style-name="T9"> One(</text:span><text:span text:style-name="T11">ref</text:span><text:span text:style-name="T9"> Node obj) <text:s text:c="7"/>{</text:span></text:p>
      <text:p text:style-name="P15"><text:span text:style-name="T9"><text:s text:c="12"/></text:span><text:span text:style-name="T11">if</text:span><text:span text:style-name="T9"> (obj.parent.left == obj) <text:s text:c="11"/>{</text:span></text:p>
      <text:p text:style-name="P15"><text:span text:style-name="T9"><text:s text:c="16"/>obj.parent.left = </text:span><text:span text:style-name="T11">null</text:span><text:span text:style-name="T9">; <text:s text:c="11"/>}</text:span></text:p>
      <text:p text:style-name="P15"><text:span text:style-name="T9"><text:s text:c="12"/></text:span><text:span text:style-name="T11">else</text:span><text:span text:style-name="T9"> </text:span><text:span text:style-name="T11">if</text:span><text:span text:style-name="T9"> (obj.parent.rigth == obj) <text:s text:c="11"/>{</text:span></text:p>
      <text:p text:style-name="P15"><text:span text:style-name="T9"><text:s text:c="16"/>obj.parent.rigth = </text:span><text:span text:style-name="T11">null</text:span><text:span text:style-name="T9">;}}</text:span></text:p>
      <text:p text:style-name="P15"><text:span text:style-name="T9"><text:s text:c="8"/></text:span><text:span text:style-name="T11">private</text:span><text:span text:style-name="T9"> </text:span><text:span text:style-name="T11">void</text:span><text:span text:style-name="T9"> Two(</text:span><text:span text:style-name="T11">ref</text:span><text:span text:style-name="T9"> Node obj) <text:s text:c="7"/>{</text:span></text:p>
      <text:p text:style-name="P12"><text:s text:c="12"/>obj.parent.left = obj.left; <text:s text:c="7"/>}</text:p>
      <text:p text:style-name="P15"><text:span text:style-name="T9"><text:s text:c="8"/></text:span><text:span text:style-name="T11">private</text:span><text:span text:style-name="T9"> Node FindMin(Node obj) <text:s text:c="7"/>{</text:span></text:p>
      <text:p text:style-name="P15"><text:span text:style-name="T9"><text:s text:c="12"/></text:span><text:span text:style-name="T11">if</text:span><text:span text:style-name="T9"> (obj.left == </text:span><text:span text:style-name="T11">null</text:span><text:span text:style-name="T9">) <text:s text:c="11"/>{</text:span></text:p>
      <text:p text:style-name="P15"><text:span text:style-name="T9"><text:s text:c="15"/></text:span><text:span text:style-name="T11">return</text:span><text:span text:style-name="T9"> obj; <text:s text:c="11"/>}</text:span></text:p>
      <text:p text:style-name="P15"><text:span text:style-name="T9"><text:s text:c="12"/></text:span><text:span text:style-name="T11">else</text:span><text:span text:style-name="T9"> </text:span><text:span text:style-name="T11">return</text:span><text:span text:style-name="T9"> FindMin(obj.left); <text:s text:c="7"/>}</text:span></text:p>
      <text:p text:style-name="P15"><text:span text:style-name="T9"><text:s text:c="8"/></text:span><text:span text:style-name="T11">public</text:span><text:span text:style-name="T9"> </text:span><text:span text:style-name="T11">void</text:span><text:span text:style-name="T9"> View(Node obj)</text:span></text:p>
      <text:p text:style-name="P12"><text:s text:c="12"/>{</text:p>
      <text:p text:style-name="P12"><text:s text:c="16"/>Console.WriteLine(Convert.ToInt32(obj.val));</text:p>
      <text:p text:style-name="P15"><text:span text:style-name="T9"><text:s text:c="16"/></text:span><text:span text:style-name="T11">if</text:span><text:span text:style-name="T9"> (obj.left != </text:span><text:span text:style-name="T11">null</text:span><text:span text:style-name="T9">) <text:s text:c="15"/>{</text:span></text:p>
      <text:p text:style-name="P12"><text:s text:c="20"/>View(obj.left); <text:s text:c="15"/>}</text:p>
      <text:p text:style-name="P15"><text:soft-page-break/><text:span text:style-name="T9"><text:s text:c="16"/></text:span><text:span text:style-name="T11">if</text:span><text:span text:style-name="T9"> (obj.rigth != </text:span><text:span text:style-name="T11">null</text:span><text:span text:style-name="T9">) <text:s text:c="15"/>{</text:span></text:p>
      <text:p text:style-name="P12"><text:s text:c="20"/>View(obj.rigth); <text:s text:c="15"/>}</text:p>
      <text:p text:style-name="P15"><text:span text:style-name="T9"><text:s text:c="16"/></text:span><text:span text:style-name="T11">else</text:span><text:span text:style-name="T9"> <text:s text:c="15"/>{</text:span></text:p>
      <text:p text:style-name="P15"><text:span text:style-name="T9"><text:s text:c="20"/></text:span><text:span text:style-name="T11">return</text:span><text:span text:style-name="T9">;}} <text:s text:c="5"/></text:span></text:p>
      <text:p text:style-name="P15"><text:span text:style-name="T9"><text:s text:c="8"/></text:span><text:span text:style-name="T11">public</text:span><text:span text:style-name="T9"> </text:span><text:span text:style-name="T11">void</text:span><text:span text:style-name="T9"> Add(</text:span><text:span text:style-name="T11">int</text:span><text:span text:style-name="T9"> val_) <text:s text:c="7"/>{</text:span></text:p>
      <text:p text:style-name="P15"><text:span text:style-name="T9"><text:s text:c="12"/></text:span><text:span text:style-name="T11">if</text:span><text:span text:style-name="T9"> (root == </text:span><text:span text:style-name="T11">null</text:span><text:span text:style-name="T9">) <text:s text:c="11"/>{</text:span></text:p>
      <text:p text:style-name="P15"><text:span text:style-name="T9"><text:s text:c="16"/>root = </text:span><text:span text:style-name="T11">new</text:span><text:span text:style-name="T9"> Node(val_); <text:s text:c="11"/>}</text:span></text:p>
      <text:p text:style-name="P15"><text:span text:style-name="T9"><text:s text:c="12"/></text:span><text:span text:style-name="T11">else</text:span><text:span text:style-name="T9"> AddTo(root, val_); <text:s text:c="7"/>}</text:span></text:p>
      <text:p text:style-name="P15"><text:span text:style-name="T9"><text:s text:c="8"/></text:span><text:span text:style-name="T11">private</text:span><text:span text:style-name="T9"> </text:span><text:span text:style-name="T11">void</text:span><text:span text:style-name="T9"> AddTo(Node obj, </text:span><text:span text:style-name="T11">int</text:span><text:span text:style-name="T9"> val_) <text:s text:c="7"/>{</text:span></text:p>
      <text:p text:style-name="P15"><text:span text:style-name="T9"><text:s text:c="12"/></text:span><text:span text:style-name="T11">if</text:span><text:span text:style-name="T9"> (obj.CompareTo(val_) &lt; 0) <text:s text:c="11"/>{</text:span></text:p>
      <text:p text:style-name="P15"><text:span text:style-name="T9"><text:s text:c="16"/></text:span><text:span text:style-name="T11">if</text:span><text:span text:style-name="T9"> (obj.left == </text:span><text:span text:style-name="T11">null</text:span><text:span text:style-name="T9">) <text:s text:c="15"/>{</text:span></text:p>
      <text:p text:style-name="P15"><text:span text:style-name="T9"><text:s text:c="20"/>obj.left = </text:span><text:span text:style-name="T11">new</text:span><text:span text:style-name="T9"> Node(val_);</text:span></text:p>
      <text:p text:style-name="P12"><text:s text:c="20"/>obj.left.parent = obj; <text:s text:c="15"/>}</text:p>
      <text:p text:style-name="P15"><text:span text:style-name="T9"><text:s text:c="16"/></text:span><text:span text:style-name="T11">else</text:span><text:span text:style-name="T9"> <text:s text:c="15"/>{</text:span></text:p>
      <text:p text:style-name="P12"><text:s text:c="20"/>AddTo(obj.left, val_);}}</text:p>
      <text:p text:style-name="P15"><text:span text:style-name="T9"><text:s text:c="12"/></text:span><text:span text:style-name="T11">if</text:span><text:span text:style-name="T9"> (obj.CompareTo(val_) &gt;= 0) <text:s text:c="11"/>{</text:span></text:p>
      <text:p text:style-name="P15"><text:span text:style-name="T9"><text:s text:c="16"/></text:span><text:span text:style-name="T11">if</text:span><text:span text:style-name="T9"> (obj.rigth == </text:span><text:span text:style-name="T11">null</text:span><text:span text:style-name="T9">) <text:s text:c="15"/>{</text:span></text:p>
      <text:p text:style-name="P15"><text:span text:style-name="T9"><text:s text:c="20"/>obj.rigth = </text:span><text:span text:style-name="T11">new</text:span><text:span text:style-name="T9"> Node(val_);</text:span></text:p>
      <text:p text:style-name="P12"><text:s text:c="20"/>obj.rigth.parent = obj; <text:s text:c="15"/>}</text:p>
      <text:p text:style-name="P15"><text:span text:style-name="T9"><text:s text:c="16"/></text:span><text:span text:style-name="T11">else</text:span><text:span text:style-name="T9"> <text:s text:c="15"/>{</text:span></text:p>
      <text:p text:style-name="P12"><text:s text:c="20"/>AddTo(obj.rigth, val_);}}<text:span text:style-name="T10">}</text:span>}</text:p>
      <text:p text:style-name="P15"><text:span text:style-name="T9"><text:s text:c="4"/></text:span><text:span text:style-name="T11">class</text:span><text:span text:style-name="T9"> </text:span><text:span text:style-name="T12">Program</text:span><text:span text:style-name="T9"> <text:s text:c="3"/>{</text:span></text:p>
      <text:p text:style-name="P15"><text:span text:style-name="T9"><text:s text:c="8"/></text:span><text:span text:style-name="T11">static</text:span><text:span text:style-name="T9"> </text:span><text:span text:style-name="T11">void</text:span><text:span text:style-name="T9"> Main(</text:span><text:span text:style-name="T11">string</text:span><text:span text:style-name="T9">[] args) <text:s text:c="7"/>{</text:span></text:p>
      <text:p text:style-name="P15"><text:span text:style-name="T9"><text:s text:c="12"/>Tree tr1 = </text:span><text:span text:style-name="T11">new</text:span><text:span text:style-name="T9"> Tree();</text:span></text:p>
      <text:p text:style-name="P12"><text:s text:c="12"/>tr1.Add(3);tr1.Add(6);tr1.Add(7);tr1.Add(2);tr1.Add(5);tr1.Add(9);</text:p>
      <text:p text:style-name="P12"><text:s text:c="12"/>tr1.View(tr1.root);</text:p>
      <text:p text:style-name="P12"><text:s text:c="12"/>tr1.DelMy(3);</text:p>
      <text:p text:style-name="P13"><text:span text:style-name="T20"><text:tab/> <text:s text:c="5"/>Console.WriteLine(</text:span><text:span text:style-name="T14">"razdel"</text:span><text:span text:style-name="T20">);</text:span></text:p>
      <text:p text:style-name="P12"><text:s text:c="12"/>tr1.View(tr1.root);}<text:span text:style-name="T10">}}</text:span></text:p>
      <text:p text:style-name="P9">Приложение 1.2</text:p>
      <text:p text:style-name="P7">Тест задания 1</text:p>
      <text:p text:style-name="P10"><draw:frame draw:style-name="fr2" draw:name="Графический объект1" text:anchor-type="paragraph" svg:x="7.415cm" svg:y="0.788cm" svg:width="1.589cm" svg:height="3.101cm" draw:z-index="1"><draw:image xlink:href="Pictures/200000070000063500000F320C10539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1" svg:font-family="'Times New Roman', serif"/>
    <style:font-face style:name="Courier New1" svg:font-family="'Courier New'"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ru" style:country-asian="RU"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176</meta:editing-cycles>
    <meta:print-date>2019-02-25T16:45:00</meta:print-date>
    <meta:creation-date>2019-04-02T15:10:00</meta:creation-date>
    <dc:date>2019-09-15T18:09:30.82</dc:date>
    <meta:editing-duration>PT4H3M54S</meta:editing-duration>
    <meta:generator>OpenOffice/4.1.6$Win32 OpenOffice.org_project/416m1$Build-9790</meta:generator>
    <meta:document-statistic meta:table-count="0" meta:image-count="2" meta:object-count="0" meta:page-count="8" meta:paragraph-count="149" meta:word-count="1055" meta:character-count="93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